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717in"/>
    </style:style>
    <style:style style:name="co2" style:family="table-column">
      <style:table-column-properties fo:break-before="auto" style:column-width="2.436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4.6992in"/>
    </style:style>
    <style:style style:name="co5" style:family="table-column">
      <style:table-column-properties fo:break-before="auto" style:column-width="9.1598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4.01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normal" style:font-weight-asian="normal" style:font-weight-complex="normal"/>
    </style:style>
  </office:automatic-styles>
  <office:body>
    <office:spreadsheet>
      <table:table table:name="auxiliar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Default" table:number-columns-repeated="2"/>
        </table:table-row>
        <table:table-row table:style-name="ro2">
          <table:table-cell table:style-name="ce1" office:value-type="string">
            <text:p>Param</text:p>
          </table:table-cell>
          <table:table-cell table:style-name="ce1" office:value-type="string">
            <text:p>Value</text:p>
          </table:table-cell>
        </table:table-row>
        <table:table-row table:style-name="ro2">
          <table:table-cell office:value-type="string">
            <text:p>valid</text:p>
          </table:table-cell>
          <table:table-cell office:value-type="string">
            <text:p>'NON-SMOKING;VALUE=BOOLEAN'</text:p>
          </table:table-cell>
        </table:table-row>
        <table:table-row table:style-name="ro2">
          <table:table-cell office:value-type="string">
            <text:p>invalid</text:p>
          </table:table-cell>
          <table:table-cell office:value-type="string">
            <text:p>'X-DAVIS-FOO'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string">
            <text:p>''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 table:style-name="ro1" table:number-rows-repeated="2">
          <table:table-cell table:style-name="Default" table:number-columns-repeated="2"/>
        </table:table-row>
        <table:table-row table:style-name="ro2">
          <table:table-cell table:style-name="ce1" office:value-type="string">
            <text:p>Values</text:p>
          </table:table-cell>
          <table:table-cell table:style-name="ce1"/>
        </table:table-row>
        <table:table-row table:style-name="ro2">
          <table:table-cell office:value-type="string">
            <text:p>null</text:p>
          </table:table-cell>
          <table:table-cell office:value-type="string">
            <text:p>null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string">
            <text:p>''</text:p>
          </table:table-cell>
        </table:table-row>
        <table:table-row table:style-name="ro2">
          <table:table-cell office:value-type="string">
            <text:p>valid</text:p>
          </table:table-cell>
          <table:table-cell office:value-type="string">
            <text:p>'This is a common value'</text:p>
          </table:table-cell>
        </table:table-row>
      </table:table>
      <table:table table:name="constructor" table:style-name="ta1">
        <table:table-column table:style-name="co3" table:number-columns-repeated="2" table:default-cell-style-name="ce3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row table:style-name="ro2">
          <table:table-cell table:style-name="ce1" office:value-type="string">
            <text:p>param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mock</text:p>
          </table:table-cell>
          <table:table-cell table:style-name="ce1" office:value-type="string">
            <text:p>expected</text:p>
          </table:table-cell>
          <table:table-cell table:style-name="ce1" office:value-type="string">
            <text:p>test line</text:p>
          </table:table-cell>
          <table:table-cell table:style-name="ce1" office:value-type="string">
            <text:p>comments</text:p>
          </table:table-cell>
        </table:table-row>
        <table:table-row table:style-name="ro2">
          <table:table-cell office:value-type="string">
            <text:p>valid</text:p>
          </table:table-cell>
          <table:table-cell office:value-type="string">
            <text:p>null</text:p>
          </table:table-cell>
          <table:table-cell table:formula="of:=&quot;new Iana(&quot;&amp;VLOOKUP([.A2];[auxiliar.$A$3:.$B$6];2;0)&amp;&quot;, &quot;&amp;VLOOKUP([.B2];[auxiliar.$A$10:.$B$12];2;0)&amp;&quot;)&quot;" office:value-type="string" office:string-value="new Iana('NON-SMOKING;VALUE=BOOLEAN', null)">
            <text:p>new Iana('NON-SMOKING;VALUE=BOOLEAN', null)</text:p>
          </table:table-cell>
          <table:table-cell/>
          <table:table-cell table:formula="of:=&quot;array(&quot;&amp;VLOOKUP([.A2];[auxiliar.$A$3:.$B$6];2;0)&amp;&quot;, &quot;&amp;VLOOKUP([.B2]; [auxiliar.$A$10:.$B$12];2;0)&amp;&quot;, &quot;&amp;[.C2]&amp;&quot;),&quot;" office:value-type="string" office:string-value="array('NON-SMOKING;VALUE=BOOLEAN', null, new Iana('NON-SMOKING;VALUE=BOOLEAN', null)),">
            <text:p>array('NON-SMOKING;VALUE=BOOLEAN', null, new Iana('NON-SMOKING;VALUE=BOOLEAN', null)),</text:p>
          </table:table-cell>
          <table:table-cell/>
        </table:table-row>
        <table:table-row table:style-name="ro2">
          <table:table-cell office:value-type="string">
            <text:p>invalid</text:p>
          </table:table-cell>
          <table:table-cell office:value-type="string">
            <text:p>null</text:p>
          </table:table-cell>
          <table:table-cell table:formula="of:=&quot;new Iana(&quot;&amp;VLOOKUP([.A3];[auxiliar.$A$3:.$B$6];2;0)&amp;&quot;, &quot;&amp;VLOOKUP([.B3];[auxiliar.$A$10:.$B$12];2;0)&amp;&quot;)&quot;" office:value-type="string" office:string-value="new Iana('X-DAVIS-FOO', null)">
            <text:p>new Iana('X-DAVIS-FOO', null)</text:p>
          </table:table-cell>
          <table:table-cell/>
          <table:table-cell table:formula="of:=&quot;array(&quot;&amp;VLOOKUP([.A3];[auxiliar.$A$3:.$B$6];2;0)&amp;&quot;, &quot;&amp;VLOOKUP([.B3]; [auxiliar.$A$10:.$B$12];2;0)&amp;&quot;, &quot;&amp;[.C3]&amp;&quot;),&quot;" office:value-type="string" office:string-value="array('X-DAVIS-FOO', null, new Iana('X-DAVIS-FOO', null)),">
            <text:p>array('X-DAVIS-FOO', null, new Iana('X-DAVIS-FOO', null)),</text:p>
          </table:table-cell>
          <table:table-cell office:value-type="string">
            <text:p>exception case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null</text:p>
          </table:table-cell>
          <table:table-cell table:formula="of:=&quot;new Iana(&quot;&amp;VLOOKUP([.A4];[auxiliar.$A$3:.$B$6];2;0)&amp;&quot;, &quot;&amp;VLOOKUP([.B4];[auxiliar.$A$10:.$B$12];2;0)&amp;&quot;)&quot;" office:value-type="string" office:string-value="new Iana(null, null)">
            <text:p>new Iana(null, null)</text:p>
          </table:table-cell>
          <table:table-cell/>
          <table:table-cell table:formula="of:=&quot;array(&quot;&amp;VLOOKUP([.A4];[auxiliar.$A$3:.$B$6];2;0)&amp;&quot;, &quot;&amp;VLOOKUP([.B4]; [auxiliar.$A$10:.$B$12];2;0)&amp;&quot;, &quot;&amp;[.C4]&amp;&quot;),&quot;" office:value-type="string" office:string-value="array(null, null, new Iana(null, null)),">
            <text:p>array(null, null, new Iana(null, null)),</text:p>
          </table:table-cell>
          <table:table-cell office:value-type="string">
            <text:p>exception case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string">
            <text:p>null</text:p>
          </table:table-cell>
          <table:table-cell table:formula="of:=&quot;new Iana(&quot;&amp;VLOOKUP([.A5];[auxiliar.$A$3:.$B$6];2;0)&amp;&quot;, &quot;&amp;VLOOKUP([.B5];[auxiliar.$A$10:.$B$12];2;0)&amp;&quot;)&quot;" office:value-type="string" office:string-value="new Iana('', null)">
            <text:p>new Iana('', null)</text:p>
          </table:table-cell>
          <table:table-cell/>
          <table:table-cell table:formula="of:=&quot;array(&quot;&amp;VLOOKUP([.A5];[auxiliar.$A$3:.$B$6];2;0)&amp;&quot;, &quot;&amp;VLOOKUP([.B5]; [auxiliar.$A$10:.$B$12];2;0)&amp;&quot;, &quot;&amp;[.C5]&amp;&quot;),&quot;" office:value-type="string" office:string-value="array('', null, new Iana('', null)),">
            <text:p>array('', null, new Iana('', null)),</text:p>
          </table:table-cell>
          <table:table-cell office:value-type="string">
            <text:p>exception case</text:p>
          </table:table-cell>
        </table:table-row>
        <table:table-row table:style-name="ro2">
          <table:table-cell office:value-type="string">
            <text:p>valid</text:p>
          </table:table-cell>
          <table:table-cell office:value-type="string">
            <text:p>blank</text:p>
          </table:table-cell>
          <table:table-cell table:formula="of:=&quot;new Iana(&quot;&amp;VLOOKUP([.A6];[auxiliar.$A$3:.$B$6];2;0)&amp;&quot;, &quot;&amp;VLOOKUP([.B6];[auxiliar.$A$10:.$B$12];2;0)&amp;&quot;)&quot;" office:value-type="string" office:string-value="new Iana('NON-SMOKING;VALUE=BOOLEAN', '')">
            <text:p>new Iana('NON-SMOKING;VALUE=BOOLEAN', '')</text:p>
          </table:table-cell>
          <table:table-cell/>
          <table:table-cell table:formula="of:=&quot;array(&quot;&amp;VLOOKUP([.A6];[auxiliar.$A$3:.$B$6];2;0)&amp;&quot;, &quot;&amp;VLOOKUP([.B6]; [auxiliar.$A$10:.$B$12];2;0)&amp;&quot;, &quot;&amp;[.C6]&amp;&quot;),&quot;" office:value-type="string" office:string-value="array('NON-SMOKING;VALUE=BOOLEAN', '', new Iana('NON-SMOKING;VALUE=BOOLEAN', '')),">
            <text:p>array('NON-SMOKING;VALUE=BOOLEAN', '', new Iana('NON-SMOKING;VALUE=BOOLEAN', '')),</text:p>
          </table:table-cell>
          <table:table-cell/>
        </table:table-row>
        <table:table-row table:style-name="ro2">
          <table:table-cell office:value-type="string">
            <text:p>invalid</text:p>
          </table:table-cell>
          <table:table-cell office:value-type="string">
            <text:p>blank</text:p>
          </table:table-cell>
          <table:table-cell table:formula="of:=&quot;new Iana(&quot;&amp;VLOOKUP([.A7];[auxiliar.$A$3:.$B$6];2;0)&amp;&quot;, &quot;&amp;VLOOKUP([.B7];[auxiliar.$A$10:.$B$12];2;0)&amp;&quot;)&quot;" office:value-type="string" office:string-value="new Iana('X-DAVIS-FOO', '')">
            <text:p>new Iana('X-DAVIS-FOO', '')</text:p>
          </table:table-cell>
          <table:table-cell/>
          <table:table-cell table:formula="of:=&quot;array(&quot;&amp;VLOOKUP([.A7];[auxiliar.$A$3:.$B$6];2;0)&amp;&quot;, &quot;&amp;VLOOKUP([.B7]; [auxiliar.$A$10:.$B$12];2;0)&amp;&quot;, &quot;&amp;[.C7]&amp;&quot;),&quot;" office:value-type="string" office:string-value="array('X-DAVIS-FOO', '', new Iana('X-DAVIS-FOO', '')),">
            <text:p>array('X-DAVIS-FOO', '', new Iana('X-DAVIS-FOO', '')),</text:p>
          </table:table-cell>
          <table:table-cell office:value-type="string">
            <text:p>exception case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blank</text:p>
          </table:table-cell>
          <table:table-cell table:formula="of:=&quot;new Iana(&quot;&amp;VLOOKUP([.A8];[auxiliar.$A$3:.$B$6];2;0)&amp;&quot;, &quot;&amp;VLOOKUP([.B8];[auxiliar.$A$10:.$B$12];2;0)&amp;&quot;)&quot;" office:value-type="string" office:string-value="new Iana(null, '')">
            <text:p>new Iana(null, '')</text:p>
          </table:table-cell>
          <table:table-cell/>
          <table:table-cell table:formula="of:=&quot;array(&quot;&amp;VLOOKUP([.A8];[auxiliar.$A$3:.$B$6];2;0)&amp;&quot;, &quot;&amp;VLOOKUP([.B8]; [auxiliar.$A$10:.$B$12];2;0)&amp;&quot;, &quot;&amp;[.C8]&amp;&quot;),&quot;" office:value-type="string" office:string-value="array(null, '', new Iana(null, '')),">
            <text:p>array(null, '', new Iana(null, '')),</text:p>
          </table:table-cell>
          <table:table-cell office:value-type="string">
            <text:p>exception case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string">
            <text:p>blank</text:p>
          </table:table-cell>
          <table:table-cell table:formula="of:=&quot;new Iana(&quot;&amp;VLOOKUP([.A9];[auxiliar.$A$3:.$B$6];2;0)&amp;&quot;, &quot;&amp;VLOOKUP([.B9];[auxiliar.$A$10:.$B$12];2;0)&amp;&quot;)&quot;" office:value-type="string" office:string-value="new Iana('', '')">
            <text:p>new Iana('', '')</text:p>
          </table:table-cell>
          <table:table-cell/>
          <table:table-cell table:formula="of:=&quot;array(&quot;&amp;VLOOKUP([.A9];[auxiliar.$A$3:.$B$6];2;0)&amp;&quot;, &quot;&amp;VLOOKUP([.B9]; [auxiliar.$A$10:.$B$12];2;0)&amp;&quot;, &quot;&amp;[.C9]&amp;&quot;),&quot;" office:value-type="string" office:string-value="array('', '', new Iana('', '')),">
            <text:p>array('', '', new Iana('', '')),</text:p>
          </table:table-cell>
          <table:table-cell office:value-type="string">
            <text:p>exception case</text:p>
          </table:table-cell>
        </table:table-row>
        <table:table-row table:style-name="ro2">
          <table:table-cell office:value-type="string">
            <text:p>valid</text:p>
          </table:table-cell>
          <table:table-cell office:value-type="string">
            <text:p>valid</text:p>
          </table:table-cell>
          <table:table-cell table:formula="of:=&quot;new Iana(&quot;&amp;VLOOKUP([.A10];[auxiliar.$A$3:.$B$6];2;0)&amp;&quot;, &quot;&amp;VLOOKUP([.B10];[auxiliar.$A$10:.$B$12];2;0)&amp;&quot;)&quot;" office:value-type="string" office:string-value="new Iana('NON-SMOKING;VALUE=BOOLEAN', 'This is a common value')">
            <text:p>new Iana('NON-SMOKING;VALUE=BOOLEAN', 'This is a common value')</text:p>
          </table:table-cell>
          <table:table-cell/>
          <table:table-cell table:formula="of:=&quot;array(&quot;&amp;VLOOKUP([.A10];[auxiliar.$A$3:.$B$6];2;0)&amp;&quot;, &quot;&amp;VLOOKUP([.B10]; [auxiliar.$A$10:.$B$12];2;0)&amp;&quot;, &quot;&amp;[.C10]&amp;&quot;),&quot;" office:value-type="string" office:string-value="array('NON-SMOKING;VALUE=BOOLEAN', 'This is a common value', new Iana('NON-SMOKING;VALUE=BOOLEAN', 'This is a common value')),">
            <text:p>array('NON-SMOKING;VALUE=BOOLEAN', 'This is a common value', new Iana('NON-SMOKING;VALUE=BOOLEAN', 'This is a common value')),</text:p>
          </table:table-cell>
          <table:table-cell/>
        </table:table-row>
        <table:table-row table:style-name="ro2">
          <table:table-cell office:value-type="string">
            <text:p>invalid</text:p>
          </table:table-cell>
          <table:table-cell office:value-type="string">
            <text:p>valid</text:p>
          </table:table-cell>
          <table:table-cell table:formula="of:=&quot;new Iana(&quot;&amp;VLOOKUP([.A11];[auxiliar.$A$3:.$B$6];2;0)&amp;&quot;, &quot;&amp;VLOOKUP([.B11];[auxiliar.$A$10:.$B$12];2;0)&amp;&quot;)&quot;" office:value-type="string" office:string-value="new Iana('X-DAVIS-FOO', 'This is a common value')">
            <text:p>new Iana('X-DAVIS-FOO', 'This is a common value')</text:p>
          </table:table-cell>
          <table:table-cell/>
          <table:table-cell table:formula="of:=&quot;array(&quot;&amp;VLOOKUP([.A11];[auxiliar.$A$3:.$B$6];2;0)&amp;&quot;, &quot;&amp;VLOOKUP([.B11]; [auxiliar.$A$10:.$B$12];2;0)&amp;&quot;, &quot;&amp;[.C11]&amp;&quot;),&quot;" office:value-type="string" office:string-value="array('X-DAVIS-FOO', 'This is a common value', new Iana('X-DAVIS-FOO', 'This is a common value')),">
            <text:p>array('X-DAVIS-FOO', 'This is a common value', new Iana('X-DAVIS-FOO', 'This is a common value')),</text:p>
          </table:table-cell>
          <table:table-cell office:value-type="string">
            <text:p>exception case</text:p>
          </table:table-cell>
        </table:table-row>
        <table:table-row table:style-name="ro2">
          <table:table-cell office:value-type="string">
            <text:p>null</text:p>
          </table:table-cell>
          <table:table-cell office:value-type="string">
            <text:p>valid</text:p>
          </table:table-cell>
          <table:table-cell table:formula="of:=&quot;new Iana(&quot;&amp;VLOOKUP([.A12];[auxiliar.$A$3:.$B$6];2;0)&amp;&quot;, &quot;&amp;VLOOKUP([.B12];[auxiliar.$A$10:.$B$12];2;0)&amp;&quot;)&quot;" office:value-type="string" office:string-value="new Iana(null, 'This is a common value')">
            <text:p>new Iana(null, 'This is a common value')</text:p>
          </table:table-cell>
          <table:table-cell/>
          <table:table-cell table:formula="of:=&quot;array(&quot;&amp;VLOOKUP([.A12];[auxiliar.$A$3:.$B$6];2;0)&amp;&quot;, &quot;&amp;VLOOKUP([.B12]; [auxiliar.$A$10:.$B$12];2;0)&amp;&quot;, &quot;&amp;[.C12]&amp;&quot;),&quot;" office:value-type="string" office:string-value="array(null, 'This is a common value', new Iana(null, 'This is a common value')),">
            <text:p>array(null, 'This is a common value', new Iana(null, 'This is a common value')),</text:p>
          </table:table-cell>
          <table:table-cell office:value-type="string">
            <text:p>exception case</text:p>
          </table:table-cell>
        </table:table-row>
        <table:table-row table:style-name="ro2">
          <table:table-cell office:value-type="string">
            <text:p>blank</text:p>
          </table:table-cell>
          <table:table-cell office:value-type="string">
            <text:p>valid</text:p>
          </table:table-cell>
          <table:table-cell table:formula="of:=&quot;new Iana(&quot;&amp;VLOOKUP([.A13];[auxiliar.$A$3:.$B$6];2;0)&amp;&quot;, &quot;&amp;VLOOKUP([.B13];[auxiliar.$A$10:.$B$12];2;0)&amp;&quot;)&quot;" office:value-type="string" office:string-value="new Iana('', 'This is a common value')">
            <text:p>new Iana('', 'This is a common value')</text:p>
          </table:table-cell>
          <table:table-cell/>
          <table:table-cell table:formula="of:=&quot;array(&quot;&amp;VLOOKUP([.A13];[auxiliar.$A$3:.$B$6];2;0)&amp;&quot;, &quot;&amp;VLOOKUP([.B13]; [auxiliar.$A$10:.$B$12];2;0)&amp;&quot;, &quot;&amp;[.C13]&amp;&quot;),&quot;" office:value-type="string" office:string-value="array('', 'This is a common value', new Iana('', 'This is a common value')),">
            <text:p>array('', 'This is a common value', new Iana('', 'This is a common value')),</text:p>
          </table:table-cell>
          <table:table-cell office:value-type="string">
            <text:p>exception case</text:p>
          </table:table-cell>
        </table:table-row>
      </table:table>
      <table:table table:name="output" table:style-name="ta1">
        <table:table-column table:style-name="co3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1" office:value-type="string">
            <text:p>param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mock</text:p>
          </table:table-cell>
          <table:table-cell table:style-name="ce1" office:value-type="string">
            <text:p>expected</text:p>
          </table:table-cell>
          <table:table-cell table:style-name="ce1" office:value-type="string">
            <text:p>test line</text:p>
          </table:table-cell>
          <table:table-cell table:style-name="ce1" office:value-type="string">
            <text:p>comments</text:p>
          </table:table-cell>
        </table:table-row>
        <table:table-row table:style-name="ro2">
          <table:table-cell table:style-name="ce3" office:value-type="string">
            <text:p>valid</text:p>
          </table:table-cell>
          <table:table-cell table:style-name="ce3" office:value-type="string">
            <text:p>null</text:p>
          </table:table-cell>
          <table:table-cell table:style-name="ce2" table:formula="of:=&quot;new Iana(&quot;&amp;VLOOKUP([.A2];[auxiliar.$A$3:.$B$6];2;0)&amp;&quot;, &quot;&amp;VLOOKUP([.B2];[auxiliar.$A$10:.$B$12];2;0)&amp;&quot;)&quot;" office:value-type="string" office:string-value="new Iana('NON-SMOKING;VALUE=BOOLEAN', null)">
            <text:p>new Iana('NON-SMOKING;VALUE=BOOLEAN', null)</text:p>
          </table:table-cell>
          <table:table-cell office:value-type="string">
            <text:p>"NON-SMOKING;VALUE=BOOLEAN:\r\n"</text:p>
          </table:table-cell>
          <table:table-cell table:style-name="ce2" table:formula="of:=&quot;array(&quot;&amp;VLOOKUP([.A2];[auxiliar.$A$3:.$B$6];2;0)&amp;&quot;, &quot;&amp;VLOOKUP([.B2]; [auxiliar.$A$10:.$B$12];2;0)&amp;&quot;, &quot;&amp;[.D2]&amp;&quot;),&quot;" office:value-type="string" office:string-value="array('NON-SMOKING;VALUE=BOOLEAN', null, &quot;NON-SMOKING;VALUE=BOOLEAN:\r\n&quot;),">
            <text:p>array('NON-SMOKING;VALUE=BOOLEAN', null, "NON-SMOKING;VALUE=BOOLEAN:\r\n"),</text:p>
          </table:table-cell>
          <table:table-cell table:style-name="ce2"/>
        </table:table-row>
        <table:table-row table:style-name="ro2">
          <table:table-cell table:style-name="ce3" office:value-type="string">
            <text:p>valid</text:p>
          </table:table-cell>
          <table:table-cell table:style-name="ce3" office:value-type="string">
            <text:p>blank</text:p>
          </table:table-cell>
          <table:table-cell table:style-name="ce2" table:formula="of:=&quot;new Iana(&quot;&amp;VLOOKUP([.A3];[auxiliar.$A$3:.$B$6];2;0)&amp;&quot;, &quot;&amp;VLOOKUP([.B3];[auxiliar.$A$10:.$B$12];2;0)&amp;&quot;)&quot;" office:value-type="string" office:string-value="new Iana('NON-SMOKING;VALUE=BOOLEAN', '')">
            <text:p>new Iana('NON-SMOKING;VALUE=BOOLEAN', '')</text:p>
          </table:table-cell>
          <table:table-cell office:value-type="string">
            <text:p>"NON-SMOKING;VALUE=BOOLEAN:\r\n"</text:p>
          </table:table-cell>
          <table:table-cell table:style-name="ce2" table:formula="of:=&quot;array(&quot;&amp;VLOOKUP([.A3];[auxiliar.$A$3:.$B$6];2;0)&amp;&quot;, &quot;&amp;VLOOKUP([.B3]; [auxiliar.$A$10:.$B$12];2;0)&amp;&quot;, &quot;&amp;[.D3]&amp;&quot;),&quot;" office:value-type="string" office:string-value="array('NON-SMOKING;VALUE=BOOLEAN', '', &quot;NON-SMOKING;VALUE=BOOLEAN:\r\n&quot;),">
            <text:p>array('NON-SMOKING;VALUE=BOOLEAN', '', "NON-SMOKING;VALUE=BOOLEAN:\r\n"),</text:p>
          </table:table-cell>
          <table:table-cell table:style-name="ce2"/>
        </table:table-row>
        <table:table-row table:style-name="ro2">
          <table:table-cell table:style-name="ce3" office:value-type="string">
            <text:p>valid</text:p>
          </table:table-cell>
          <table:table-cell table:style-name="ce3" office:value-type="string">
            <text:p>valid</text:p>
          </table:table-cell>
          <table:table-cell table:style-name="ce2" table:formula="of:=&quot;new Iana(&quot;&amp;VLOOKUP([.A4];[auxiliar.$A$3:.$B$6];2;0)&amp;&quot;, &quot;&amp;VLOOKUP([.B4];[auxiliar.$A$10:.$B$12];2;0)&amp;&quot;)&quot;" office:value-type="string" office:string-value="new Iana('NON-SMOKING;VALUE=BOOLEAN', 'This is a common value')">
            <text:p>new Iana('NON-SMOKING;VALUE=BOOLEAN', 'This is a common value')</text:p>
          </table:table-cell>
          <table:table-cell office:value-type="string">
            <text:p>"NON-SMOKING;VALUE=BOOLEAN:This is a common value\r\n"</text:p>
          </table:table-cell>
          <table:table-cell table:style-name="ce2" table:formula="of:=&quot;array(&quot;&amp;VLOOKUP([.A4];[auxiliar.$A$3:.$B$6];2;0)&amp;&quot;, &quot;&amp;VLOOKUP([.B4]; [auxiliar.$A$10:.$B$12];2;0)&amp;&quot;, &quot;&amp;[.D4]&amp;&quot;),&quot;" office:value-type="string" office:string-value="array('NON-SMOKING;VALUE=BOOLEAN', 'This is a common value', &quot;NON-SMOKING;VALUE=BOOLEAN:This is a common value\r\n&quot;),">
            <text:p>array('NON-SMOKING;VALUE=BOOLEAN', 'This is a common value', "NON-SMOKING;VALUE=BOOLEAN:This is a common value\r\n"),</text:p>
          </table:table-cell>
          <table:table-cell table:style-name="ce2"/>
        </table:table-row>
        <table:table-row table:style-name="ro3" table:number-rows-repeated="1048571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  <table:database-ranges>
        <table:database-range table:name="__Anonymous_Sheet_DB__2" table:target-range-address="output.A1:output.F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s Peixoto</meta:initial-creator>
    <meta:creation-date>2015-05-12T09:57:53</meta:creation-date>
    <dc:date>2015-05-12T15:47:03</dc:date>
    <dc:creator>Davis Peixoto</dc:creator>
    <meta:editing-duration>PT1H4M</meta:editing-duration>
    <meta:editing-cycles>6</meta:editing-cycles>
    <meta:generator>LibreOffice/3.5$Linux_X86_64 LibreOffice_project/350m1$Build-2</meta:generator>
    <meta:document-statistic meta:table-count="3" meta:cell-count="101" meta:object-count="0"/>
  </office:meta>
</office:document-meta>
</file>